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1D0E42FBF218D3F47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407cm" svg:height="14.53cm" svg:x="1.103cm" svg:y="0.71cm">
          <draw:image xlink:href="Pictures/10000001000001EC000001D0E42FBF218D3F47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5T21:59:31.560227462</meta:creation-date>
    <dc:date>2024-11-25T22:00:51.849481476</dc:date>
    <meta:editing-duration>PT1M22S</meta:editing-duration>
    <meta:editing-cycles>1</meta:editing-cycles>
    <meta:document-statistic meta:object-count="24"/>
    <meta:generator>LibreOffice/7.3.7.2$Linux_X86_64 LibreOffice_project/30$Build-2</meta:generator>
  </office:meta>
</office:document-meta>
</file>